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5C0000006472BFF5EB.gif" manifest:media-type="image/gif"/>
  <manifest:file-entry manifest:full-path="Pictures/100000010000005C0000006449148B4E.gif" manifest:media-type="image/gif"/>
  <manifest:file-entry manifest:full-path="Pictures/100000010000005C0000006435AD9D21.gif" manifest:media-type="image/gif"/>
  <manifest:file-entry manifest:full-path="Pictures/100000010000005C0000006444D643F4.gif" manifest:media-type="image/gif"/>
  <manifest:file-entry manifest:full-path="Pictures/100000010000005C00000064C3E543D9.gif" manifest:media-type="image/gif"/>
  <manifest:file-entry manifest:full-path="Pictures/100000010000005C00000064E8A38E35.gif" manifest:media-type="image/gif"/>
  <manifest:file-entry manifest:full-path="Pictures/100000010000005C00000064D8D4209D.gif" manifest:media-type="image/gif"/>
  <manifest:file-entry manifest:full-path="Pictures/100000010000005C000000641E4A30EA.gif" manifest:media-type="image/gif"/>
  <manifest:file-entry manifest:full-path="Pictures/100000010000005C00000064A2CE89E3.gif" manifest:media-type="image/gif"/>
  <manifest:file-entry manifest:full-path="Pictures/100000010000005C00000064096CEA20.gif" manifest:media-type="image/gif"/>
  <manifest:file-entry manifest:full-path="Pictures/100000010000005C0000006407AA5A32.gif" manifest:media-type="image/gif"/>
  <manifest:file-entry manifest:full-path="Pictures/100000010000005C0000006427950D5D.gif" manifest:media-type="image/gif"/>
  <manifest:file-entry manifest:full-path="Pictures/100000010000005C00000064F6AD434F.gif" manifest:media-type="image/gif"/>
  <manifest:file-entry manifest:full-path="Pictures/100000010000005C000000641B1A39C5.gif" manifest:media-type="image/gif"/>
  <manifest:file-entry manifest:full-path="Pictures/100000010000005C0000006415C0EB6A.gif" manifest:media-type="image/gif"/>
  <manifest:file-entry manifest:full-path="Pictures/100000010000005C00000064E6E8E9ED.gif" manifest:media-type="image/gif"/>
  <manifest:file-entry manifest:full-path="Pictures/100000010000005C000000640D061375.gif" manifest:media-type="image/gif"/>
  <manifest:file-entry manifest:full-path="Pictures/100000010000005C000000647C2B59E6.gif" manifest:media-type="image/gif"/>
  <manifest:file-entry manifest:full-path="Pictures/100000010000005C000000640E774324.gif" manifest:media-type="image/gif"/>
  <manifest:file-entry manifest:full-path="Pictures/100000010000005C000000647B54739C.gif" manifest:media-type="image/gif"/>
  <manifest:file-entry manifest:full-path="Pictures/100000010000005C000000645EECA19B.gif" manifest:media-type="image/gif"/>
  <manifest:file-entry manifest:full-path="Pictures/100000010000005C0000006435FFF324.gif" manifest:media-type="image/gif"/>
  <manifest:file-entry manifest:full-path="Pictures/100000010000005C0000006440760A96.gif" manifest:media-type="image/gif"/>
  <manifest:file-entry manifest:full-path="Pictures/100000010000005C0000006449CF784A.gif" manifest:media-type="image/gif"/>
  <manifest:file-entry manifest:full-path="Pictures/100000010000005C0000006428624BA9.gif" manifest:media-type="image/gif"/>
  <manifest:file-entry manifest:full-path="Pictures/100000010000005C00000064EF9ADDB4.gif" manifest:media-type="image/gif"/>
  <manifest:file-entry manifest:full-path="Pictures/100000010000005C00000064CFF7A5D9.gif" manifest:media-type="image/gif"/>
  <manifest:file-entry manifest:full-path="Pictures/100000010000005C0000006423A3E75B.gif" manifest:media-type="image/gif"/>
  <manifest:file-entry manifest:full-path="Pictures/100000010000005C000000643895C09C.gif" manifest:media-type="image/gif"/>
  <manifest:file-entry manifest:full-path="Pictures/100000010000005C00000064D269E0A0.gif" manifest:media-type="image/gi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33cm" svg:height="2.645cm" svg:x="1.067cm" svg:y="2.25cm">
          <draw:image xlink:href="Pictures/100000010000005C0000006449148B4E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6.104cm" svg:y="2.25cm">
          <draw:image xlink:href="Pictures/100000010000005C0000006444D643F4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1.14cm" svg:y="2.25cm">
          <draw:image xlink:href="Pictures/100000010000005C00000064E8A38E35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6.177cm" svg:y="2.25cm">
          <draw:image xlink:href="Pictures/100000010000005C00000064D8D4209D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1.213cm" svg:y="2.355cm">
          <draw:image xlink:href="Pictures/100000010000005C0000006472BFF5EB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6.25cm" svg:y="2.355cm">
          <draw:image xlink:href="Pictures/100000010000005C00000064A2CE89E3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.067cm" svg:y="5.86cm">
          <draw:image xlink:href="Pictures/100000010000005C0000006435AD9D21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6.107cm" svg:y="5.86cm">
          <draw:image xlink:href="Pictures/100000010000005C000000641E4A30EA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1.147cm" svg:y="5.86cm">
          <draw:image xlink:href="Pictures/100000010000005C00000064096CEA20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6.187cm" svg:y="5.86cm">
          <draw:image xlink:href="Pictures/100000010000005C0000006407AA5A32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1.227cm" svg:y="5.86cm">
          <draw:image xlink:href="Pictures/100000010000005C00000064F6AD434F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6.267cm" svg:y="5.855cm">
          <draw:image xlink:href="Pictures/100000010000005C0000006415C0EB6A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.067cm" svg:y="9.16cm">
          <draw:image xlink:href="Pictures/100000010000005C00000064E6E8E9ED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6.099cm" svg:y="9.16cm">
          <draw:image xlink:href="Pictures/100000010000005C000000640D061375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1.131cm" svg:y="9.16cm">
          <draw:image xlink:href="Pictures/100000010000005C000000647C2B59E6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6.162cm" svg:y="9.16cm">
          <draw:image xlink:href="Pictures/100000010000005C0000006427950D5D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1.194cm" svg:y="9.16cm">
          <draw:image xlink:href="Pictures/100000010000005C000000640E774324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6.226cm" svg:y="9.16cm">
          <draw:image xlink:href="Pictures/100000010000005C000000647B54739C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.067cm" svg:y="12.705cm">
          <draw:image xlink:href="Pictures/100000010000005C000000641B1A39C5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6.107cm" svg:y="12.71cm">
          <draw:image xlink:href="Pictures/100000010000005C00000064C3E543D9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6.187cm" svg:y="12.71cm">
          <draw:image xlink:href="Pictures/100000010000005C000000645EECA19B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1.147cm" svg:y="12.71cm">
          <draw:image xlink:href="Pictures/100000010000005C0000006435FFF324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1.227cm" svg:y="12.71cm">
          <draw:image xlink:href="Pictures/100000010000005C0000006440760A96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6.267cm" svg:y="12.71cm">
          <draw:image xlink:href="Pictures/100000010000005C0000006449CF784A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.067cm" svg:y="16.105cm">
          <draw:image xlink:href="Pictures/100000010000005C0000006428624BA9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6.104cm" svg:y="16.105cm">
          <draw:image xlink:href="Pictures/100000010000005C00000064EF9ADDB4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1.14cm" svg:y="16.105cm">
          <draw:image xlink:href="Pictures/100000010000005C00000064CFF7A5D9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16.177cm" svg:y="16.105cm">
          <draw:image xlink:href="Pictures/100000010000005C0000006423A3E75B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1.213cm" svg:y="16.105cm">
          <draw:image xlink:href="Pictures/100000010000005C000000643895C09C.gif" xlink:type="simple" xlink:show="embed" xlink:actuate="onLoad" draw:mime-type="image/gif">
            <text:p/>
          </draw:image>
        </draw:frame>
        <draw:frame draw:style-name="gr1" draw:text-style-name="P1" draw:layer="layout" svg:width="2.433cm" svg:height="2.645cm" svg:x="26.25cm" svg:y="16.15cm">
          <draw:image xlink:href="Pictures/100000010000005C00000064D269E0A0.gif" xlink:type="simple" xlink:show="embed" xlink:actuate="onLoad" draw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30T20:37:10.201000000</meta:creation-date>
    <meta:print-date>2024-05-30T20:56:36.279000000</meta:print-date>
    <dc:date>2024-05-30T20:58:10.439000000</dc:date>
    <meta:editing-duration>PT21M1S</meta:editing-duration>
    <meta:editing-cycles>1</meta:editing-cycles>
    <meta:document-statistic meta:object-count="30"/>
    <meta:generator>LibreOffice/7.6.4.1$Windows_X86_64 LibreOffice_project/e19e193f88cd6c0525a17fb7a176ed8e6a3e2aa1</meta:generator>
  </office:meta>
</office:document-meta>
</file>